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.947cm" style:auto-text-indent="false"/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łowniczek:</text:p>
      <text:p text:style-name="P1">KDE – K Desktop Environment</text:p>
      <text:p text:style-name="P1">STL – Standard Template Library – czyli standardowa biblioteka szablonów C++</text:p>
      <text:p text:style-name="P1">IDE – Zintegrowane środowisko developerskie</text:p>
      <text:p text:style-name="P1">WYSIWYG – What You See Is What You Get</text:p>
      <text:p text:style-name="P1">parser – analizator składniowy, czyli program/ narzędzie/ biblioteka mająca na celu dokonanie analizy poprawności gramatycznej danych wejściowych na podstawie określonych reguł i struktur (zazwyczaj konkretnego języka)</text:p>
      <text:p text:style-name="P1">GPL – Gnu Public License</text:p>
      <text:p text:style-name="P1">LGPL – Limited Gnu Public License</text:p>
      <text:p text:style-name="P1">UNIX – system operacyjny napisany w 1969 roku, stał się wzorem dla twórców innych systemów takich jak np. Linux, BSD czy Mac OSX</text:p>
      <text:p text:style-name="P1">GUI – graficzny interfejs użytkownika, oferuje możliwość przedstawienia programu w postaci graficznej ( okienkowej )</text:p>
      <text:p text:style-name="P1">portowalność – możliwość uruchamiania/ pisania aplikacji jednakowo działających/ kompilowalnych, niezależnie od systemu operacyjnego</text:p>
      <text:p text:style-name="P1">adres nieroutowalny – adres IP który jest pomijany przy routingu w sieci Internet ( np. sieci <text:s/>192.168.0.0 czy 10.0.0.0 ), mający zastosowanie w tworzeniu sieci lokalnych LA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0T13:09:02</meta:creation-date>
    <dc:date>2008-08-11T15:16:31</dc:date>
    <meta:editing-cycles>6</meta:editing-cycles>
    <meta:editing-duration>PT6M31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130" meta:character-count="1021"/>
  </office:meta>
</office:document-meta>
</file>